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for row in rows %}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Huttinga</meta:initial-creator>
    <meta:creation-date>2014-04-28T09:17:53.039900049</meta:creation-date>
    <dc:date>2014-04-28T09:19:52.396441699</dc:date>
    <dc:creator>Bart Huttinga</dc:creator>
    <meta:editing-duration>P0D</meta:editing-duration>
    <meta:editing-cycles>1</meta:editing-cycles>
    <meta:document-statistic meta:table-count="1" meta:image-count="0" meta:object-count="0" meta:page-count="1" meta:paragraph-count="2" meta:word-count="9" meta:character-count="33" meta:non-whitespace-character-count="26"/>
    <meta:generator>LibreOffice/4.1.3.2$Linux_X86_64 LibreOffice_project/410m0$Build-2</meta:generator>
  </office:meta>
</office:document-meta>
</file>